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42700000C81027E472B9D7E99FD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4.75in"/>
    </style:style>
    <style:style style:name="Table2.C" style:family="table-column">
      <style:table-column-properties style:column-width="0.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3" style:family="table">
      <style:table-properties style:width="7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5.625in"/>
    </style:style>
    <style:style style:name="Table3.1" style:family="table-row">
      <style:table-row-properties style:min-row-height="0.2083in" fo:keep-together="always"/>
    </style:style>
    <style:style style:name="Table3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4" style:family="table">
      <style:table-properties style:width="7.0625in" fo:margin-left="-0.125in" table:align="left" style:writing-mode="lr-tb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5.56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7.0625in" fo:margin-left="-0.125in" table:align="left" style:writing-mode="lr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5.5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6" style:family="table">
      <style:table-properties style:width="7.0625in" fo:margin-left="-0.125in" table:align="left" style:writing-mode="lr-tb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5.56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7.0625in" fo:margin-left="-0.125in" table:align="left" style:writing-mode="lr-tb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5.56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8" style:family="table">
      <style:table-properties style:width="7.0625in" fo:margin-left="-0.125in" table:align="left" style:writing-mode="lr-tb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5.562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0625in" fo:margin-left="-0.125in" table:align="left" style:writing-mode="lr-tb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5.562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0625in" fo:margin-left="-0.125in" table:align="left" style:writing-mode="lr-tb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5.5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6.5556in" table:align="center" style:writing-mode="lr-tb"/>
    </style:style>
    <style:style style:name="Table11.A" style:family="table-column">
      <style:table-column-properties style:column-width="1.3056in"/>
    </style:style>
    <style:style style:name="Table11.B" style:family="table-column">
      <style:table-column-properties style:column-width="2.75in"/>
    </style:style>
    <style:style style:name="Table11.C" style:family="table-column">
      <style:table-column-properties style:column-width="1in"/>
    </style:style>
    <style:style style:name="Table11.D" style:family="table-column">
      <style:table-column-properties style:column-width="1.5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11.B1" style:family="table-cell">
      <style:table-cell-properties style:vertical-align="top" fo:padding-left="0.0556in" fo:padding-right="0.0556in" fo:padding-top="0in" fo:padding-bottom="0in" fo:border-left="none" fo:border-right="none" fo:border-top="none" fo:border-bottom="0.75pt solid #000000" style:writing-mode="lr-tb"/>
    </style:style>
    <style:style style:name="Table11.B2" style:family="table-cell">
      <style:table-cell-properties style:vertical-align="top" fo:padding-left="0.0556in" fo:padding-right="0.0556in" fo:padding-top="0in" fo:padding-bottom="0in" fo:border-left="none" fo:border-right="none" fo:border-top="0.75pt solid #000000" fo:border-bottom="0.75pt solid #000000" style:writing-mode="lr-tb"/>
    </style:style>
    <style:style style:name="Table12" style:family="table">
      <style:table-properties style:width="6.566in" table:align="center" style:writing-mode="lr-tb"/>
    </style:style>
    <style:style style:name="Table12.A" style:family="table-column">
      <style:table-column-properties style:column-width="1.8056in"/>
    </style:style>
    <style:style style:name="Table12.B" style:family="table-column">
      <style:table-column-properties style:column-width="0.875in"/>
    </style:style>
    <style:style style:name="Table12.C" style:family="table-column">
      <style:table-column-properties style:column-width="3.8854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none" style:writing-mode="lr-tb"/>
    </style:style>
    <style:style style:name="Table12.B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12.C1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12.A2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0.75pt solid #000000" style:writing-mode="lr-tb"/>
    </style:style>
    <style:style style:name="Table12.A4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none" style:writing-mode="lr-tb"/>
    </style:style>
    <style:style style:name="Table13" style:family="table">
      <style:table-properties style:width="6.7896in" table:align="center" style:writing-mode="lr-tb"/>
    </style:style>
    <style:style style:name="Table13.A" style:family="table-column">
      <style:table-column-properties style:column-width="1.266in"/>
    </style:style>
    <style:style style:name="Table13.B" style:family="table-column">
      <style:table-column-properties style:column-width="5.523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4" style:family="table">
      <style:table-properties style:width="6.5556in" table:align="center" style:writing-mode="lr-tb"/>
    </style:style>
    <style:style style:name="Table14.A" style:family="table-column">
      <style:table-column-properties style:column-width="1.3056in"/>
    </style:style>
    <style:style style:name="Table14.B" style:family="table-column">
      <style:table-column-properties style:column-width="2.75in"/>
    </style:style>
    <style:style style:name="Table14.C" style:family="table-column">
      <style:table-column-properties style:column-width="1in"/>
    </style:style>
    <style:style style:name="Table14.D" style:family="table-column">
      <style:table-column-properties style:column-width="1.5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14.B1" style:family="table-cell">
      <style:table-cell-properties style:vertical-align="top" fo:padding-left="0.0556in" fo:padding-right="0.0556in" fo:padding-top="0in" fo:padding-bottom="0in" fo:border-left="none" fo:border-right="none" fo:border-top="none" fo:border-bottom="0.75pt solid #000000" style:writing-mode="lr-tb"/>
    </style:style>
    <style:style style:name="Table14.B2" style:family="table-cell">
      <style:table-cell-properties style:vertical-align="top" fo:padding-left="0.0556in" fo:padding-right="0.0556in" fo:padding-top="0in" fo:padding-bottom="0in" fo:border-left="none" fo:border-right="none" fo:border-top="0.75pt solid #000000" fo:border-bottom="0.75pt solid #000000" style:writing-mode="lr-tb"/>
    </style:style>
    <style:style style:name="Table15" style:family="table">
      <style:table-properties style:width="6.566in" table:align="center" style:writing-mode="lr-tb"/>
    </style:style>
    <style:style style:name="Table15.A" style:family="table-column">
      <style:table-column-properties style:column-width="1.8056in"/>
    </style:style>
    <style:style style:name="Table15.B" style:family="table-column">
      <style:table-column-properties style:column-width="0.875in"/>
    </style:style>
    <style:style style:name="Table15.C" style:family="table-column">
      <style:table-column-properties style:column-width="3.8854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none" style:writing-mode="lr-tb"/>
    </style:style>
    <style:style style:name="Table15.B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15.C1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15.A2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0.75pt solid #000000" style:writing-mode="lr-tb"/>
    </style:style>
    <style:style style:name="Table15.A4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none" style:writing-mode="lr-tb"/>
    </style:style>
    <style:style style:name="Table16" style:family="table">
      <style:table-properties style:width="7.0625in" fo:margin-left="-0.125in" table:align="left" style:writing-mode="lr-tb"/>
    </style:style>
    <style:style style:name="Table16.A" style:family="table-column">
      <style:table-column-properties style:column-width="1.5in"/>
    </style:style>
    <style:style style:name="Table16.B" style:family="table-column">
      <style:table-column-properties style:column-width="5.562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7" style:family="table">
      <style:table-properties style:width="7.0625in" fo:margin-left="-0.125in" table:align="left" style:writing-mode="lr-tb"/>
    </style:style>
    <style:style style:name="Table17.A" style:family="table-column">
      <style:table-column-properties style:column-width="1.5in"/>
    </style:style>
    <style:style style:name="Table17.B" style:family="table-column">
      <style:table-column-properties style:column-width="5.562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6.5556in" table:align="center" style:writing-mode="lr-tb"/>
    </style:style>
    <style:style style:name="Table18.A" style:family="table-column">
      <style:table-column-properties style:column-width="1.3056in"/>
    </style:style>
    <style:style style:name="Table18.B" style:family="table-column">
      <style:table-column-properties style:column-width="2.75in"/>
    </style:style>
    <style:style style:name="Table18.C" style:family="table-column">
      <style:table-column-properties style:column-width="1in"/>
    </style:style>
    <style:style style:name="Table18.D" style:family="table-column">
      <style:table-column-properties style:column-width="1.5in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18.B1" style:family="table-cell">
      <style:table-cell-properties style:vertical-align="top" fo:padding-left="0.0556in" fo:padding-right="0.0556in" fo:padding-top="0in" fo:padding-bottom="0in" fo:border-left="none" fo:border-right="none" fo:border-top="none" fo:border-bottom="0.75pt solid #000000" style:writing-mode="lr-tb"/>
    </style:style>
    <style:style style:name="Table18.B2" style:family="table-cell">
      <style:table-cell-properties style:vertical-align="top" fo:padding-left="0.0556in" fo:padding-right="0.0556in" fo:padding-top="0in" fo:padding-bottom="0in" fo:border-left="none" fo:border-right="none" fo:border-top="0.75pt solid #000000" fo:border-bottom="0.75pt solid #000000" style:writing-mode="lr-tb"/>
    </style:style>
    <style:style style:name="Table19" style:family="table">
      <style:table-properties style:width="6.566in" table:align="center" style:writing-mode="lr-tb"/>
    </style:style>
    <style:style style:name="Table19.A" style:family="table-column">
      <style:table-column-properties style:column-width="1.8056in"/>
    </style:style>
    <style:style style:name="Table19.B" style:family="table-column">
      <style:table-column-properties style:column-width="0.875in"/>
    </style:style>
    <style:style style:name="Table19.C" style:family="table-column">
      <style:table-column-properties style:column-width="3.8854in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none" style:writing-mode="lr-tb"/>
    </style:style>
    <style:style style:name="Table19.B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19.C1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19.A2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0.75pt solid #000000" style:writing-mode="lr-tb"/>
    </style:style>
    <style:style style:name="Table19.A4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none" style:writing-mode="lr-tb"/>
    </style:style>
    <style:style style:name="Table20" style:family="table">
      <style:table-properties style:width="7.0625in" fo:margin-left="-0.125in" table:align="left" style:writing-mode="lr-tb"/>
    </style:style>
    <style:style style:name="Table20.A" style:family="table-column">
      <style:table-column-properties style:column-width="1.5in"/>
    </style:style>
    <style:style style:name="Table20.B" style:family="table-column">
      <style:table-column-properties style:column-width="5.562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1" style:family="table">
      <style:table-properties style:width="7.0625in" fo:margin-left="-0.125in" table:align="left" style:writing-mode="lr-tb"/>
    </style:style>
    <style:style style:name="Table21.A" style:family="table-column">
      <style:table-column-properties style:column-width="1.5in"/>
    </style:style>
    <style:style style:name="Table21.B" style:family="table-column">
      <style:table-column-properties style:column-width="5.5625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2" style:family="table">
      <style:table-properties style:width="6.5556in" table:align="center" style:writing-mode="lr-tb"/>
    </style:style>
    <style:style style:name="Table22.A" style:family="table-column">
      <style:table-column-properties style:column-width="1.3056in"/>
    </style:style>
    <style:style style:name="Table22.B" style:family="table-column">
      <style:table-column-properties style:column-width="2.75in"/>
    </style:style>
    <style:style style:name="Table22.C" style:family="table-column">
      <style:table-column-properties style:column-width="1in"/>
    </style:style>
    <style:style style:name="Table22.D" style:family="table-column">
      <style:table-column-properties style:column-width="1.5in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top" fo:padding-left="0.0556in" fo:padding-right="0.0556in" fo:padding-top="0in" fo:padding-bottom="0in" fo:border="none" style:writing-mode="lr-tb"/>
    </style:style>
    <style:style style:name="Table22.B1" style:family="table-cell">
      <style:table-cell-properties style:vertical-align="top" fo:padding-left="0.0556in" fo:padding-right="0.0556in" fo:padding-top="0in" fo:padding-bottom="0in" fo:border-left="none" fo:border-right="none" fo:border-top="none" fo:border-bottom="0.75pt solid #000000" style:writing-mode="lr-tb"/>
    </style:style>
    <style:style style:name="Table22.B2" style:family="table-cell">
      <style:table-cell-properties style:vertical-align="top" fo:padding-left="0.0556in" fo:padding-right="0.0556in" fo:padding-top="0in" fo:padding-bottom="0in" fo:border-left="none" fo:border-right="none" fo:border-top="0.75pt solid #000000" fo:border-bottom="0.75pt solid #000000" style:writing-mode="lr-tb"/>
    </style:style>
    <style:style style:name="Table23" style:family="table">
      <style:table-properties style:width="6.566in" table:align="center" style:writing-mode="lr-tb"/>
    </style:style>
    <style:style style:name="Table23.A" style:family="table-column">
      <style:table-column-properties style:column-width="1.8056in"/>
    </style:style>
    <style:style style:name="Table23.B" style:family="table-column">
      <style:table-column-properties style:column-width="0.875in"/>
    </style:style>
    <style:style style:name="Table23.C" style:family="table-column">
      <style:table-column-properties style:column-width="3.8854in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none" style:writing-mode="lr-tb"/>
    </style:style>
    <style:style style:name="Table23.B1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3.C1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3.A2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0.75pt solid #000000" style:writing-mode="lr-tb"/>
    </style:style>
    <style:style style:name="Table23.A4" style:family="table-cell">
      <style:table-cell-properties style:vertical-align="top" fo:padding-left="0.0556in" fo:padding-right="0.0556in" fo:padding-top="0in" fo:padding-bottom="0in" fo:border-left="0.75pt solid #000000" fo:border-right="none" fo:border-top="none" fo:border-bottom="none" style:writing-mode="lr-tb"/>
    </style:style>
    <style:style style:name="P1" style:family="paragraph" style:parent-style-name="Block_20_text">
      <style:text-properties style:font-name="Helvetica" fo:font-size="14pt" style:font-size-asian="14pt" style:font-name-complex="Helvetica"/>
    </style:style>
    <style:style style:name="P2" style:family="paragraph" style:parent-style-name="Block_20_text">
      <style:paragraph-properties fo:text-align="justify" style:justify-single-word="false"/>
    </style:style>
    <style:style style:name="P3" style:family="paragraph" style:parent-style-name="Block_20_text">
      <style:paragraph-properties fo:margin-left="-0.25in" fo:margin-right="0in" fo:text-indent="0.1874in" style:auto-text-indent="false"/>
    </style:style>
    <style:style style:name="P4" style:family="paragraph" style:parent-style-name="Block_20_text">
      <style:paragraph-properties fo:margin-left="-0.1252in" fo:margin-right="0in" fo:text-indent="0in" style:auto-text-indent="false"/>
    </style:style>
    <style:style style:name="P5" style:family="paragraph" style:parent-style-name="Block_20_text">
      <style:paragraph-properties fo:margin-left="-0.1016in" fo:margin-right="0in" fo:text-indent="0in" style:auto-text-indent="false"/>
    </style:style>
    <style:style style:name="P6" style:family="paragraph" style:parent-style-name="project">
      <style:paragraph-properties fo:margin-top="0in" fo:margin-bottom="0in" loext:contextual-spacing="false" style:line-height-at-least="0.0835in"/>
    </style:style>
    <style:style style:name="P7" style:family="paragraph" style:parent-style-name="Heading_20_4">
      <style:paragraph-properties fo:margin-left="0in" fo:margin-right="0in" fo:text-indent="0in" style:auto-text-indent="false"/>
    </style:style>
    <style:style style:name="P8" style:family="paragraph" style:parent-style-name="Block_20_label">
      <style:paragraph-properties fo:margin-left="0in" fo:margin-right="0in" fo:text-indent="0in" style:auto-text-indent="false"/>
    </style:style>
    <style:style style:name="P9" style:family="paragraph" style:parent-style-name="Standard">
      <style:text-properties style:font-name="New York" fo:font-weight="bold" style:font-weight-asian="bold" style:font-name-complex="New York"/>
    </style:style>
    <style:style style:name="P10" style:family="paragraph" style:parent-style-name="Standard">
      <style:text-properties style:font-name="New York" style:font-name-complex="New York"/>
    </style:style>
    <style:style style:name="P11" style:family="paragraph" style:parent-style-name="Standard">
      <style:text-properties style:font-name="Helvetica" fo:font-weight="bold" style:font-weight-asian="bold" style:font-name-complex="Helvetica"/>
    </style:style>
    <style:style style:name="P12" style:family="paragraph" style:parent-style-name="Standard">
      <style:text-properties style:font-name="Helvetica" fo:font-size="8pt" style:font-size-asian="8pt" style:font-name-complex="Helvetica" style:font-size-complex="8pt"/>
    </style:style>
    <style:style style:name="P13" style:family="paragraph" style:parent-style-name="Standard">
      <style:text-properties style:font-name="Helvetica" style:font-name-complex="Helvetica"/>
    </style:style>
    <style:style style:name="P14" style:family="paragraph" style:parent-style-name="Standard">
      <style:text-properties style:font-name="Comic Sans MS" fo:font-size="10pt" style:font-size-asian="10pt" style:font-name-complex="Comic Sans MS"/>
    </style:style>
    <style:style style:name="P15" style:family="paragraph" style:parent-style-name="Standard">
      <style:paragraph-properties style:snap-to-layout-grid="false"/>
      <style:text-properties style:font-name="Comic Sans MS" fo:font-size="10pt" style:font-size-asian="10pt" style:font-name-complex="Comic Sans MS"/>
    </style:style>
    <style:style style:name="P16" style:family="paragraph" style:parent-style-name="Standard">
      <style:paragraph-properties fo:text-align="center" style:justify-single-word="false" fo:break-before="page"/>
    </style:style>
    <style:style style:name="P17" style:family="paragraph" style:parent-style-name="Standard">
      <style:paragraph-properties fo:break-before="page"/>
      <style:text-properties style:font-name="Helvetica" fo:font-weight="bold" style:font-weight-asian="bold" style:font-name-complex="Helvetica"/>
    </style:style>
    <style:style style:name="P18" style:family="paragraph" style:parent-style-name="Standard">
      <style:paragraph-properties fo:margin-top="0.028in" fo:margin-bottom="0.028in" loext:contextual-spacing="false"/>
    </style:style>
    <style:style style:name="P19" style:family="paragraph" style:parent-style-name="Standard">
      <style:paragraph-properties fo:margin-top="0.028in" fo:margin-bottom="0.028in" loext:contextual-spacing="false"/>
      <style:text-properties style:font-name="Helvetica" fo:font-size="11pt" style:font-size-asian="11pt" style:font-name-complex="Helvetica"/>
    </style:style>
    <style:style style:name="P20" style:family="paragraph" style:parent-style-name="Standard">
      <style:paragraph-properties fo:margin-top="0.028in" fo:margin-bottom="0.028in" loext:contextual-spacing="false" style:snap-to-layout-grid="false"/>
      <style:text-properties style:font-name="Helvetica" fo:font-size="11pt" style:font-size-asian="11pt" style:font-name-complex="Helvetica"/>
    </style:style>
    <style:style style:name="P21" style:family="paragraph" style:parent-style-name="Standard">
      <style:paragraph-properties fo:margin-top="0.028in" fo:margin-bottom="0.028in" loext:contextual-spacing="false"/>
      <style:text-properties style:font-name="Helvetica" fo:font-size="10pt" fo:font-weight="bold" style:font-size-asian="10pt" style:font-weight-asian="bold" style:font-name-complex="Helvetica"/>
    </style:style>
    <style:style style:name="P22" style:family="paragraph" style:parent-style-name="Standard">
      <style:paragraph-properties fo:margin-top="0.028in" fo:margin-bottom="0.028in" loext:contextual-spacing="false"/>
      <style:text-properties style:font-name="Helvetica" fo:font-size="10pt" style:font-size-asian="10pt" style:font-name-complex="Helvetica"/>
    </style:style>
    <style:style style:name="P23" style:family="paragraph" style:parent-style-name="Standard">
      <style:paragraph-properties fo:margin-top="0.028in" fo:margin-bottom="0.028in" loext:contextual-spacing="false" style:snap-to-layout-grid="false"/>
      <style:text-properties style:font-name="Helvetica" fo:font-size="10pt" style:font-size-asian="10pt" style:font-name-complex="Helvetica"/>
    </style:style>
    <style:style style:name="P24" style:family="paragraph" style:parent-style-name="Standard">
      <style:paragraph-properties fo:margin-top="0.028in" fo:margin-bottom="0.028in" loext:contextual-spacing="false"/>
      <style:text-properties style:font-name="Helvetica" fo:font-size="10pt" style:font-name-asian="Helvetica" style:font-size-asian="10pt" style:font-name-complex="Helvetica"/>
    </style:style>
    <style:style style:name="P25" style:family="paragraph" style:parent-style-name="Standard">
      <style:paragraph-properties fo:margin-top="0.028in" fo:margin-bottom="0.028in" loext:contextual-spacing="false"/>
      <style:text-properties style:font-name="Comic Sans MS" fo:font-size="11pt" style:font-size-asian="11pt" style:font-name-complex="Comic Sans MS"/>
    </style:style>
    <style:style style:name="P26" style:family="paragraph" style:parent-style-name="Standard">
      <style:paragraph-properties fo:margin-top="0.028in" fo:margin-bottom="0.028in" loext:contextual-spacing="false"/>
      <style:text-properties style:font-name="Comic Sans MS" fo:font-size="10pt" style:font-size-asian="10pt" style:font-name-complex="Comic Sans MS"/>
    </style:style>
    <style:style style:name="P27" style:family="paragraph" style:parent-style-name="Standard">
      <style:paragraph-properties fo:margin-top="0.028in" fo:margin-bottom="0.028in" loext:contextual-spacing="false" style:snap-to-layout-grid="false"/>
      <style:text-properties style:font-name="Comic Sans MS" fo:font-size="10pt" style:font-size-asian="10pt" style:font-name-complex="Comic Sans MS"/>
    </style:style>
    <style:style style:name="P28" style:family="paragraph" style:parent-style-name="Standard">
      <style:paragraph-properties fo:margin-left="0.1252in" fo:margin-right="0in" fo:margin-top="0.028in" fo:margin-bottom="0.028in" loext:contextual-spacing="false" fo:text-indent="0in" style:auto-text-indent="false"/>
      <style:text-properties style:font-name="Helvetica" fo:font-size="10pt" style:font-size-asian="10pt" style:font-name-complex="Helvetica"/>
    </style:style>
    <style:style style:name="P29" style:family="paragraph" style:parent-style-name="Standard">
      <style:paragraph-properties fo:margin-left="0.1252in" fo:margin-right="0in" fo:margin-top="0.028in" fo:margin-bottom="0.028in" loext:contextual-spacing="false" fo:text-indent="0in" style:auto-text-indent="false" style:snap-to-layout-grid="false"/>
      <style:text-properties style:font-name="Helvetica" fo:font-size="10pt" style:font-size-asian="10pt" style:font-name-complex="Helvetica"/>
    </style:style>
    <style:style style:name="P30" style:family="paragraph" style:parent-style-name="title" style:master-page-name="Standard">
      <style:paragraph-properties style:page-number="auto"/>
    </style:style>
    <style:style style:name="P31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1874in" style:leader-style="solid" style:leader-text="_"/>
        </style:tab-stops>
      </style:paragraph-properties>
    </style:style>
    <style:style style:name="P32" style:family="paragraph" style:parent-style-name="Map_20_title">
      <style:paragraph-properties fo:text-align="center" style:justify-single-word="false" fo:break-before="page"/>
      <style:text-properties fo:font-size="12pt" fo:font-weight="normal" style:font-size-asian="12pt" style:font-weight-asian="normal"/>
    </style:style>
    <style:style style:name="P33" style:family="paragraph" style:parent-style-name="Table_20_bullets_20_1">
      <style:paragraph-properties style:snap-to-layout-grid="false"/>
    </style:style>
    <style:style style:name="P34" style:family="paragraph" style:parent-style-name="Table_20_text">
      <style:text-properties fo:font-weight="bold" style:font-weight-asian="bold"/>
    </style:style>
    <style:style style:name="P35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P36" style:family="paragraph" style:parent-style-name="Table_20_text">
      <style:paragraph-properties fo:margin-left="-0.1807in" fo:margin-right="0in" fo:text-indent="0.1807in" style:auto-text-indent="false"/>
    </style:style>
    <style:style style:name="P37" style:family="paragraph" style:parent-style-name="Table_20_text">
      <style:paragraph-properties fo:margin-left="0.0071in" fo:margin-right="0in" fo:text-align="center" style:justify-single-word="false" fo:text-indent="0in" style:auto-text-indent="false"/>
    </style:style>
    <style:style style:name="P38" style:family="paragraph" style:parent-style-name="Table_20_text">
      <style:paragraph-properties fo:margin-left="-1.6807in" fo:margin-right="0in" fo:text-indent="0in" style:auto-text-indent="false" style:snap-to-layout-grid="false"/>
      <style:text-properties style:font-name="New York" style:font-name-complex="New York"/>
    </style:style>
    <style:style style:name="P39" style:family="paragraph" style:parent-style-name="Bullet_20_text_20_1">
      <style:paragraph-properties fo:margin-left="0.1945in" fo:margin-right="0in" fo:text-indent="-0.1252in" style:auto-text-indent="false"/>
    </style:style>
    <style:style style:name="P40" style:family="paragraph" style:parent-style-name="Chapter_20_title">
      <style:paragraph-properties fo:break-before="pag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New York" fo:font-weight="bold" style:font-weight-asian="bold" style:font-name-complex="New York"/>
    </style:style>
    <style:style style:name="T4" style:family="text">
      <style:text-properties style:font-name="New York" style:font-name-complex="New York"/>
    </style:style>
    <style:style style:name="T5" style:family="text">
      <style:text-properties style:font-name-asian="Times"/>
    </style:style>
    <style:style style:name="T6" style:family="text">
      <style:text-properties style:font-name="Helvetica" fo:font-weight="bold" style:font-weight-asian="bold" style:font-name-complex="Helvetica"/>
    </style:style>
    <style:style style:name="T7" style:family="text">
      <style:text-properties style:font-name="Helvetica" fo:font-weight="bold" style:font-weight-asian="bold" style:font-name-complex="Helvetica" style:font-weight-complex="bold"/>
    </style:style>
    <style:style style:name="T8" style:family="text">
      <style:text-properties style:font-name="Helvetica" fo:font-size="11pt" style:font-size-asian="11pt" style:font-name-complex="Helvetica"/>
    </style:style>
    <style:style style:name="T9" style:family="text">
      <style:text-properties style:font-name="Helvetica" style:font-name-complex="Helvetica"/>
    </style:style>
    <style:style style:name="T10" style:family="text">
      <style:text-properties style:font-name="Helvetica" fo:font-size="10pt" style:font-size-asian="10pt" style:font-name-complex="Helvetica"/>
    </style:style>
    <style:style style:name="T11" style:family="text">
      <style:text-properties style:font-name="Comic Sans MS" fo:font-size="11pt" style:font-size-asian="11pt" style:font-name-complex="Comic Sans MS"/>
    </style:style>
    <style:style style:name="T12" style:family="text">
      <style:text-properties style:font-name="Comic Sans MS" fo:font-size="10pt" style:font-size-asian="10pt" style:font-name-complex="Comic Sans MS"/>
    </style:style>
    <style:style style:name="T13" style:family="text">
      <style:text-properties style:font-name-asian="Comic Sans MS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New Century Schlbk" fo:font-size="10pt" style:font-size-asian="10pt" style:font-name-complex="New Century Schlbk"/>
    </style:style>
    <style:style style:name="T16" style:family="text">
      <style:text-properties style:font-name="New Century Schlbk" fo:font-size="10pt" style:font-name-asian="Symbol" style:font-size-asian="10pt" style:font-name-complex="New Century Schlbk"/>
    </style:style>
    <style:style style:name="T17" style:family="text">
      <style:text-properties style:font-name="Symbol" fo:font-size="10pt" style:font-name-asian="Symbol" style:font-size-asian="10pt" style:font-name-complex="Symbo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ssignment Kit for<text:line-break/>Size Counting Standard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logo"><draw:frame draw:style-name="fr1" draw:name="Image1" text:anchor-type="as-char" svg:width="0.5957in" svg:height="0.3362in" draw:z-index="0"><draw:image xlink:href="Pictures/200000090000142700000C81027E472B9D7E99FD.wmf" xlink:type="simple" xlink:show="embed" xlink:actuate="onLoad"/></draw:frame></text:p>
          </table:table-cell>
          <table:table-cell table:style-name="Table1.A1" office:value-type="string">
            <text:p text:style-name="P31"><text:tab/><text:line-break/><text:tab/><text:line-break/><text:tab/><text:line-break/><text:tab/><text:line-break/><text:tab/></text:p>
          </table:table-cell>
        </table:table-row>
      </table:table>
      <text:p text:style-name="author">Personal Software Process for Engineers: Part I</text:p>
      <text:p text:style-name="author"/>
      <text:p text:style-name="project"/>
      <text:p text:style-name="author"/>
      <text:p text:style-name="author"/>
      <text:p text:style-name="project"/>
      <text:p text:style-name="project"/>
      <text:p text:style-name="project"/>
      <text:p text:style-name="P6">The Software Engineering Institute (SEI)</text:p>
      <text:p text:style-name="P6">is a federally funded research and development center</text:p>
      <text:p text:style-name="P6">sponsored by the U.S. Department of Defense and</text:p>
      <text:p text:style-name="P6">operated by Carnegie Mellon University.</text:p>
      <text:p text:style-name="project"/>
      <text:p text:style-name="project"/>
      <text:p text:style-name="project"/>
      <text:p text:style-name="project"/>
      <text:p text:style-name="project"/>
      <text:p text:style-name="P6">This material approved for public release.</text:p>
      <text:p text:style-name="P6">Distribution is limited by the Software Engineering Institute to attendees.</text:p>
      <text:p text:style-name="P40">Personal Software Process for Engineers: Part I</text:p>
      <text:p text:style-name="Chapter_20_title">Assignment Kit for the Size Counting Standard</text:p>
      <text:p text:style-name="Map_20_title">Overview</text:p>
      <text:p text:style-name="Block_20_line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7" text:outline-level="4">Overview</text:h>
          </table:table-cell>
          <table:table-cell table:style-name="Table2.A1" table:number-columns-spanned="2" office:value-type="string">
            <text:p text:style-name="P3">This assignment kit covers the following topics.</text:p>
            <text:p text:style-name="P4"/>
          </table:table-cell>
          <table:covered-table-cell/>
        </table:table-row>
        <table:table-row table:style-name="Table2.2"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P35">Section</text:p>
          </table:table-cell>
          <table:table-cell table:style-name="Table2.C2" office:value-type="string">
            <text:p text:style-name="P35">See Page</text:p>
          </table:table-cell>
        </table:table-row>
        <table:table-row table:style-name="Table2.2">
          <table:table-cell table:style-name="Table2.A3" office:value-type="string">
            <text:p text:style-name="P9"/>
          </table:table-cell>
          <table:table-cell table:style-name="Table2.B2" office:value-type="string">
            <text:p text:style-name="P36">Prerequisites</text:p>
          </table:table-cell>
          <table:table-cell table:style-name="Table2.C2" office:value-type="string">
            <text:p text:style-name="P37">2</text:p>
          </table:table-cell>
        </table:table-row>
        <table:table-row table:style-name="Table2.2">
          <table:table-cell table:style-name="Table2.A4" office:value-type="string">
            <text:p text:style-name="P10"/>
          </table:table-cell>
          <table:table-cell table:style-name="Table2.B2" office:value-type="string">
            <text:p text:style-name="P36">Objectives</text:p>
          </table:table-cell>
          <table:table-cell table:style-name="Table2.C2" office:value-type="string">
            <text:p text:style-name="P37">2</text:p>
          </table:table-cell>
        </table:table-row>
        <table:table-row table:style-name="Table2.2">
          <table:table-cell table:style-name="Table2.A5" office:value-type="string">
            <text:p text:style-name="P10"/>
          </table:table-cell>
          <table:table-cell table:style-name="Table2.B2" office:value-type="string">
            <text:p text:style-name="P36">Size counting standard requirements</text:p>
          </table:table-cell>
          <table:table-cell table:style-name="Table2.C2" office:value-type="string">
            <text:p text:style-name="P37">3</text:p>
          </table:table-cell>
        </table:table-row>
        <table:table-row table:style-name="Table2.2">
          <table:table-cell table:style-name="Table2.A6" office:value-type="string">
            <text:p text:style-name="P10"/>
          </table:table-cell>
          <table:table-cell table:style-name="Table2.B2" office:value-type="string">
            <text:p text:style-name="Table_20_text">Example 1: Pascal size counting standard</text:p>
          </table:table-cell>
          <table:table-cell table:style-name="Table2.C2" office:value-type="string">
            <text:p text:style-name="P37">4</text:p>
          </table:table-cell>
        </table:table-row>
        <table:table-row table:style-name="Table2.2">
          <table:table-cell table:style-name="Table2.A7" office:value-type="string">
            <text:p text:style-name="P10"/>
          </table:table-cell>
          <table:table-cell table:style-name="Table2.B2" office:value-type="string">
            <text:p text:style-name="Table_20_text">Example 2: C++ size counting standard </text:p>
          </table:table-cell>
          <table:table-cell table:style-name="Table2.C2" office:value-type="string">
            <text:p text:style-name="P37">6</text:p>
          </table:table-cell>
        </table:table-row>
        <table:table-row table:style-name="Table2.2">
          <table:table-cell table:style-name="Table2.A8" office:value-type="string">
            <text:p text:style-name="P10"/>
          </table:table-cell>
          <table:table-cell table:style-name="Table2.B2" office:value-type="string">
            <text:p text:style-name="Table_20_text">Example 3: another size counting standard</text:p>
          </table:table-cell>
          <table:table-cell table:style-name="Table2.C2" office:value-type="string">
            <text:p text:style-name="P37">8</text:p>
          </table:table-cell>
        </table:table-row>
        <table:table-row table:style-name="Table2.2">
          <table:table-cell table:style-name="Table2.A9" office:value-type="string">
            <text:p text:style-name="P10"/>
          </table:table-cell>
          <table:table-cell table:style-name="Table2.B2" office:value-type="string">
            <text:p text:style-name="Table_20_text">Evaluation criteria and suggestions</text:p>
          </table:table-cell>
          <table:table-cell table:style-name="Table2.C2" office:value-type="string">
            <text:p text:style-name="P37">10</text:p>
          </table:table-cell>
        </table:table-row>
        <table:table-row table:style-name="Table2.2">
          <table:table-cell table:style-name="Table2.A10" office:value-type="string">
            <text:p text:style-name="P10"/>
          </table:table-cell>
          <table:table-cell table:style-name="Table2.B2" office:value-type="string">
            <text:p text:style-name="Table_20_text">Size counting standard template</text:p>
          </table:table-cell>
          <table:table-cell table:style-name="Table2.C2" office:value-type="string">
            <text:p text:style-name="P37">11</text:p>
          </table:table-cell>
        </table:table-row>
      </table:table>
      <text:p text:style-name="Block_20_line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Prerequisites</text:p>
          </table:table-cell>
          <table:table-cell table:style-name="Table3.A1" table:number-rows-spanned="2" office:value-type="string">
            <text:p text:style-name="P36">Prerequisite reading</text:p>
            <text:p text:style-name="P39"><text:span text:style-name="T5">•</text:span><text:tab/>Chapter 3</text:p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covered-table-cell/>
        </table:table-row>
      </table:table>
      <text:p text:style-name="Block_20_line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Objectives</text:p>
          </table:table-cell>
          <table:table-cell table:style-name="Table4.A1" office:value-type="string">
            <text:p text:style-name="Block_20_text">The objectives of Size Counting standard are to</text:p>
            <text:p text:style-name="Bullet_20_text_20_1"><text:span text:style-name="T5">•</text:span><text:tab/>define the size counting standards that are appropriate for the programming language and environment that you will use</text:p>
            <text:p text:style-name="Bullet_20_text_20_1"><text:span text:style-name="T5">•</text:span><text:tab/>provide a basis for developing a coding standard</text:p>
            <text:p text:style-name="Bullet_20_text_20_1"><text:span text:style-name="T5">•</text:span><text:tab/>prepare for developing a program to count program size</text:p>
          </table:table-cell>
        </table:table-row>
      </table:table>
      <text:p text:style-name="Block_20_line"/>
      <text:h text:style-name="Heading_20_4" text:outline-level="4"/>
      <text:h text:style-name="Heading_20_3" text:outline-level="3">Size counting standard requirements</text:h>
      <text:p text:style-name="Block_20_line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h text:style-name="P7" text:outline-level="4">Size counting standard requirements</text:h>
          </table:table-cell>
          <table:table-cell table:style-name="Table5.A1" office:value-type="string">
            <text:p text:style-name="Block_20_text">Produce and document a standard for counting program size for the language and environment that you will use in this course.</text:p>
            <text:p text:style-name="Block_20_text"/>
            <text:p text:style-name="Block_20_text">Submit the completed standard using the format in the template on page 11 with your program 2 assignment package.</text:p>
          </table:table-cell>
        </table:table-row>
      </table:table>
      <text:p text:style-name="Block_20_line"/>
      <text:h text:style-name="Heading_20_3" text:outline-level="3">Example 1: Pascal size counting standard</text:h>
      <text:p text:style-name="Block_20_line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Overview</text:p>
          </table:table-cell>
          <table:table-cell table:style-name="Table6.A1" office:value-type="string">
            <text:p text:style-name="Block_20_text">The template is a simplified version of the SEI measurement framework.</text:p>
            <text:p text:style-name="Bullet_20_text_20_1"><text:span text:style-name="T5">•</text:span><text:tab/>Use this template to describe important items.</text:p>
            <text:p text:style-name="Bullet_20_text_20_1"><text:span text:style-name="T5">•</text:span><text:tab/>Tailor it to fit your needs or language.</text:p>
            <text:p text:style-name="Bullet_20_text_20_1"/>
            <text:p text:style-name="Block_20_text">We’ll walk through two example size counting standards. <text:s/>The first example is for logical LOC for Pascal programs.</text:p>
          </table:table-cell>
        </table:table-row>
      </table:table>
      <text:p text:style-name="Block_20_line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Completing the header</text:p>
          </table:table-cell>
          <table:table-cell table:style-name="Table7.A1" office:value-type="string">
            <text:p text:style-name="Block_20_text">Complete the header as follows:</text:p>
            <text:p text:style-name="Bullet_20_text_20_1"><text:span text:style-name="T5">•</text:span><text:tab/>the name you give this standard</text:p>
            <text:p text:style-name="Bullet_20_text_20_1"><text:span text:style-name="T5">•</text:span><text:tab/>the language you are using</text:p>
            <text:p text:style-name="Bullet_20_text_20_1"><text:span text:style-name="T5">•</text:span><text:tab/>your name</text:p>
            <text:p text:style-name="Bullet_20_text_20_1"><text:span text:style-name="T5">•</text:span><text:tab/>the date you produced this standard (or revision)</text:p>
          </table:table-cell>
        </table:table-row>
      </table:table>
      <text:p text:style-name="Block_20_line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Count type</text:p>
          </table:table-cell>
          <table:table-cell table:style-name="Table8.A1" office:value-type="string">
            <text:p text:style-name="Block_20_text">Choices are logical and physical LOC.</text:p>
            <text:p text:style-name="Bullet_20_text_20_1"><text:span text:style-name="T5">•</text:span><text:tab/>Logical LOC counts language elements.</text:p>
            <text:p text:style-name="Bullet_20_text_20_1"><text:span text:style-name="T5">•</text:span><text:tab/>Physical LOC counts text lines.</text:p>
            <text:p text:style-name="Block_20_text"/>
            <text:p text:style-name="Block_20_text">For this counting standard, you are counting logical LOC.</text:p>
          </table:table-cell>
        </table:table-row>
      </table:table>
      <text:p text:style-name="Block_20_line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Statement type</text:p>
          </table:table-cell>
          <table:table-cell table:style-name="Table9.A1" office:value-type="string">
            <text:p text:style-name="Block_20_text">Use this section to define how you will count various types of statements. <text:s/>Consider the following:</text:p>
            <text:p text:style-name="Bullet_20_text_20_1"><text:span text:style-name="T5">•</text:span><text:tab/>How are you going to count procedure declarations and function prototypes?</text:p>
            <text:p text:style-name="Bullet_20_text_20_1"><text:span text:style-name="T5">•</text:span><text:tab/>How will you count compiler directives?</text:p>
            <text:p text:style-name="Bullet_20_text_20_1"><text:span text:style-name="T5">•</text:span><text:tab/>Will you count blank lines or comments? <text:s/>Why or why not?</text:p>
          </table:table-cell>
        </table:table-row>
      </table:table>
      <text:p text:style-name="Block_20_line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Clarifications</text:p>
          </table:table-cell>
          <table:table-cell table:style-name="Table10.A1" office:value-type="string">
            <text:p text:style-name="Block_20_text">A fully operational standard generally requires many notes and comments.</text:p>
            <text:p text:style-name="Block_20_text">Use the clarification section for this purpose.</text:p>
          </table:table-cell>
        </table:table-row>
      </table:table>
      <text:p text:style-name="Continued_20_on_20_next_20_page">Continued on next page</text:p>
      <text:p text:style-name="P16"><text:span text:style-name="T7">Pascal</text:span> <text:span text:style-name="T6">LOC Counting Standard Template</text:span></text:p>
      <text:p text:style-name="P1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9">Definition Name:</text:p>
          </table:table-cell>
          <table:table-cell table:style-name="Table11.B1" office:value-type="string">
            <text:p text:style-name="P18"><text:span text:style-name="T11">Example Pascal LOC Std</text:span><text:span text:style-name="T8">.</text:span></text:p>
          </table:table-cell>
          <table:table-cell table:style-name="Table11.A1" office:value-type="string">
            <text:p text:style-name="P19">Language:</text:p>
          </table:table-cell>
          <table:table-cell table:style-name="Table11.B1" office:value-type="string">
            <text:p text:style-name="P25">Pascal</text:p>
          </table:table-cell>
        </table:table-row>
        <table:table-row table:style-name="Table11.1">
          <table:table-cell table:style-name="Table11.A1" office:value-type="string">
            <text:p text:style-name="P19">Author:</text:p>
          </table:table-cell>
          <table:table-cell table:style-name="Table11.B2" office:value-type="string">
            <text:p text:style-name="P18"><text:span text:style-name="T11">W. S. Humphrey</text:span></text:p>
          </table:table-cell>
          <table:table-cell table:style-name="Table11.A1" office:value-type="string">
            <text:p text:style-name="P19">Date:</text:p>
          </table:table-cell>
          <table:table-cell table:style-name="Table11.B2" office:value-type="string">
            <text:p text:style-name="P25">12/20/93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21">Count Type</text:p>
          </table:table-cell>
          <table:table-cell table:style-name="Table12.B1" office:value-type="string">
            <text:p text:style-name="P21">Type</text:p>
          </table:table-cell>
          <table:table-cell table:style-name="Table12.C1" office:value-type="string">
            <text:p text:style-name="P21">Comments</text:p>
          </table:table-cell>
        </table:table-row>
        <table:table-row table:style-name="Table12.1">
          <table:table-cell table:style-name="Table12.A2" office:value-type="string">
            <text:p text:style-name="P22">Physical/Logical</text:p>
          </table:table-cell>
          <table:table-cell table:style-name="Table12.B1" office:value-type="string">
            <text:p text:style-name="P26">Logical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1" office:value-type="string">
            <text:p text:style-name="P21">Statement Type</text:p>
          </table:table-cell>
          <table:table-cell table:style-name="Table12.B1" office:value-type="string">
            <text:p text:style-name="P21">Included</text:p>
          </table:table-cell>
          <table:table-cell table:style-name="Table12.C1" office:value-type="string">
            <text:p text:style-name="P21">Comments</text:p>
          </table:table-cell>
        </table:table-row>
        <table:table-row table:style-name="Table12.1">
          <table:table-cell table:style-name="Table12.A4" office:value-type="string">
            <text:p text:style-name="P22">Executable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4" office:value-type="string">
            <text:p text:style-name="P22">Nonexecutable: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4" office:value-type="string">
            <text:p text:style-name="P28">Declaration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4" office:value-type="string">
            <text:p text:style-name="P28">Compiler Directive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4" office:value-type="string">
            <text:p text:style-name="P28">Comments</text:p>
          </table:table-cell>
          <table:table-cell table:style-name="Table12.B1" office:value-type="string">
            <text:p text:style-name="P26">no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8">Blank lines</text:p>
          </table:table-cell>
          <table:table-cell table:style-name="Table12.B1" office:value-type="string">
            <text:p text:style-name="P26">no</text:p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2">Other elements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9"/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23"/>
          </table:table-cell>
        </table:table-row>
        <table:table-row table:style-name="Table12.1">
          <table:table-cell table:style-name="Table12.B1" office:value-type="string">
            <text:p text:style-name="P21">Clarifications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21">Examples/Cases</text:p>
          </table:table-cell>
        </table:table-row>
        <table:table-row table:style-name="Table12.1">
          <table:table-cell table:style-name="Table12.B1" office:value-type="string">
            <text:p text:style-name="P26">Null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6">continues, no-ops, ...</text:p>
          </table:table-cell>
        </table:table-row>
        <table:table-row table:style-name="Table12.1">
          <table:table-cell table:style-name="Table12.B1" office:value-type="string">
            <text:p text:style-name="P26">Empty statement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6"><text:span text:style-name="T13">“</text:span>;;”, lone ;’s, etc.</text:p>
          </table:table-cell>
        </table:table-row>
        <table:table-row table:style-name="Table12.1">
          <table:table-cell table:style-name="Table12.B1" office:value-type="string">
            <text:p text:style-name="P26">Generic instantiators</text:p>
          </table:table-cell>
          <table:table-cell table:style-name="Table12.B1" office:value-type="string">
            <text:p text:style-name="P27"/>
          </table:table-cell>
          <table:table-cell table:style-name="Table12.C1" office:value-type="string">
            <text:p text:style-name="P27"/>
          </table:table-cell>
        </table:table-row>
        <table:table-row table:style-name="Table12.1">
          <table:table-cell table:style-name="Table12.B1" office:value-type="string">
            <text:p text:style-name="P26">Begin...end</text:p>
          </table:table-cell>
          <table:table-cell table:style-name="Table12.B1" office:value-type="string">
            <text:p text:style-name="P26">note 1</text:p>
          </table:table-cell>
          <table:table-cell table:style-name="Table12.C1" office:value-type="string">
            <text:p text:style-name="P26">when executable</text:p>
          </table:table-cell>
        </table:table-row>
        <table:table-row table:style-name="Table12.1">
          <table:table-cell table:style-name="Table12.B1" office:value-type="string">
            <text:p text:style-name="P26">Begin...end</text:p>
          </table:table-cell>
          <table:table-cell table:style-name="Table12.B1" office:value-type="string">
            <text:p text:style-name="P26">note 1</text:p>
          </table:table-cell>
          <table:table-cell table:style-name="Table12.C1" office:value-type="string">
            <text:p text:style-name="P26">when not executable</text:p>
          </table:table-cell>
        </table:table-row>
        <table:table-row table:style-name="Table12.1">
          <table:table-cell table:style-name="Table12.B1" office:value-type="string">
            <text:p text:style-name="P26">Test condition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7"/>
          </table:table-cell>
        </table:table-row>
        <table:table-row table:style-name="Table12.1">
          <table:table-cell table:style-name="Table12.B1" office:value-type="string">
            <text:p text:style-name="P26">Expression evaluation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6">when used as sub program arguments</text:p>
          </table:table-cell>
        </table:table-row>
        <table:table-row table:style-name="Table12.1">
          <table:table-cell table:style-name="Table12.B1" office:value-type="string">
            <text:p text:style-name="P26">End symbols</text:p>
          </table:table-cell>
          <table:table-cell table:style-name="Table12.B1" office:value-type="string">
            <text:p text:style-name="P26">notes 1,2</text:p>
          </table:table-cell>
          <table:table-cell table:style-name="Table12.C1" office:value-type="string">
            <text:p text:style-name="P26">when terminating executable statements</text:p>
          </table:table-cell>
        </table:table-row>
        <table:table-row table:style-name="Table12.1">
          <table:table-cell table:style-name="Table12.B1" office:value-type="string">
            <text:p text:style-name="P26">End symbols</text:p>
          </table:table-cell>
          <table:table-cell table:style-name="Table12.B1" office:value-type="string">
            <text:p text:style-name="P26">notes 1,2</text:p>
          </table:table-cell>
          <table:table-cell table:style-name="Table12.C1" office:value-type="string">
            <text:p text:style-name="P26">when terminating declarations or bodies</text:p>
          </table:table-cell>
        </table:table-row>
        <table:table-row table:style-name="Table12.1">
          <table:table-cell table:style-name="Table12.B1" office:value-type="string">
            <text:p text:style-name="P26">Then, else, otherwise</text:p>
          </table:table-cell>
          <table:table-cell table:style-name="Table12.B1" office:value-type="string">
            <text:p text:style-name="P26">note 1</text:p>
          </table:table-cell>
          <table:table-cell table:style-name="Table12.C1" office:value-type="string">
            <text:p text:style-name="P27"/>
          </table:table-cell>
        </table:table-row>
        <table:table-row table:style-name="Table12.1">
          <table:table-cell table:style-name="Table12.B1" office:value-type="string">
            <text:p text:style-name="P26">Elseif</text:p>
          </table:table-cell>
          <table:table-cell table:style-name="Table12.B1" office:value-type="string">
            <text:p text:style-name="P26">note 1</text:p>
          </table:table-cell>
          <table:table-cell table:style-name="Table12.C1" office:value-type="string">
            <text:p text:style-name="P27"/>
          </table:table-cell>
        </table:table-row>
        <table:table-row table:style-name="Table12.1">
          <table:table-cell table:style-name="Table12.B1" office:value-type="string">
            <text:p text:style-name="P26">Keywords</text:p>
          </table:table-cell>
          <table:table-cell table:style-name="Table12.B1" office:value-type="string">
            <text:p text:style-name="P26">notes 1,2</text:p>
          </table:table-cell>
          <table:table-cell table:style-name="Table12.C1" office:value-type="string">
            <text:p text:style-name="P26">procedure division, interface, implementation</text:p>
          </table:table-cell>
        </table:table-row>
        <table:table-row table:style-name="Table12.1">
          <table:table-cell table:style-name="Table12.B1" office:value-type="string">
            <text:p text:style-name="P26">Labels</text:p>
          </table:table-cell>
          <table:table-cell table:style-name="Table12.B1" office:value-type="string">
            <text:p text:style-name="P26">yes</text:p>
          </table:table-cell>
          <table:table-cell table:style-name="Table12.C1" office:value-type="string">
            <text:p text:style-name="P26">branch destinations when on separate lines</text:p>
          </table:table-cell>
        </table:table-row>
        <table:table-row table:style-name="Table12.1">
          <table:table-cell table:style-name="Table12.A2" office:value-type="string">
            <text:p text:style-name="P23"/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15"/>
          </table:table-cell>
        </table:table-row>
        <table:table-row table:style-name="Table12.1">
          <table:table-cell table:style-name="Table12.A2" office:value-type="string">
            <text:p text:style-name="P18"><text:span text:style-name="T10">Note 1</text:span>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14">unless followed by ; or. or included in {}, count the following keywords once: BEGIN, CASE, DO, ELSE, END, IF, RECORD, REPEAT, THEN, UNTIL</text:p>
          </table:table-cell>
        </table:table-row>
        <table:table-row table:style-name="Table12.1">
          <table:table-cell table:style-name="Table12.A2" office:value-type="string">
            <text:p text:style-name="P18"><text:span text:style-name="T10">Note 2</text:span>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14">count every ; and . that is not within a {} or ()</text:p>
          </table:table-cell>
        </table:table-row>
        <table:table-row table:style-name="Table12.1">
          <table:table-cell table:style-name="Table12.B1" office:value-type="string">
            <text:p text:style-name="P18"><text:span text:style-name="T10">Note 3</text:span></text:p>
          </table:table-cell>
          <table:table-cell table:style-name="Table12.B1" office:value-type="string">
            <text:p text:style-name="P23"/>
          </table:table-cell>
          <table:table-cell table:style-name="Table12.C1" office:value-type="string">
            <text:p text:style-name="P14">count each , between USES and the next ; or between VAR and the next ;</text:p>
          </table:table-cell>
        </table:table-row>
      </table:table>
      <text:p text:style-name="P13"/>
      <text:h text:style-name="Heading_20_3" text:outline-level="3">Example 2: C++ LOC counting standard</text:h>
      <text:p text:style-name="Block_20_line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How many LOC?</text:p>
          </table:table-cell>
          <table:table-cell table:style-name="Table13.A1" office:value-type="string">
            <text:p text:style-name="P5">Using the C++ LOC counting standard on page 7, how many LOC are in the following program fragment?</text:p>
            <text:p text:style-name="Block_20_text"/>
            <text:p text:style-name="P1">#include &lt;stdio.h&gt;</text:p>
            <text:p text:style-name="P1"/>
            <text:p text:style-name="P1">void main (void)</text:p>
            <text:p text:style-name="P1">{</text:p>
            <text:p text:style-name="P1"><text:tab/>int i,j;</text:p>
            <text:p text:style-name="P1"/>
            <text:p text:style-name="P1"><text:tab/>for (i = 0; i &lt; 10; i++)</text:p>
            <text:p text:style-name="P1"><text:tab/><text:tab/>for (j = 0; j &lt; 10; j++)</text:p>
            <text:p text:style-name="P1"><text:tab/><text:tab/><text:tab/>cout &lt;&lt; i &lt;&lt; “, ” &lt;&lt; j &lt;&lt; endl;</text:p>
            <text:p text:style-name="P1">}</text:p>
          </table:table-cell>
        </table:table-row>
      </table:table>
      <text:p text:style-name="Continued_20_on_20_next_20_page">Continued on next page</text:p>
      <text:p text:style-name="P32">Example C++ Size Counting Standard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9">Definition Name:</text:p>
          </table:table-cell>
          <table:table-cell table:style-name="Table14.B1" office:value-type="string">
            <text:p text:style-name="P26">Example C++ LOC std.</text:p>
          </table:table-cell>
          <table:table-cell table:style-name="Table14.A1" office:value-type="string">
            <text:p text:style-name="P19">Language:</text:p>
          </table:table-cell>
          <table:table-cell table:style-name="Table14.B1" office:value-type="string">
            <text:p text:style-name="P26">C++</text:p>
          </table:table-cell>
        </table:table-row>
        <table:table-row table:style-name="Table14.1">
          <table:table-cell table:style-name="Table14.A1" office:value-type="string">
            <text:p text:style-name="P19">Author:</text:p>
          </table:table-cell>
          <table:table-cell table:style-name="Table14.B2" office:value-type="string">
            <text:p text:style-name="P26">W.S. Humphrey</text:p>
          </table:table-cell>
          <table:table-cell table:style-name="Table14.A1" office:value-type="string">
            <text:p text:style-name="P19">Date:</text:p>
          </table:table-cell>
          <table:table-cell table:style-name="Table14.B2" office:value-type="string">
            <text:p text:style-name="P26">12/20/93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1">Count Type</text:p>
          </table:table-cell>
          <table:table-cell table:style-name="Table15.B1" office:value-type="string">
            <text:p text:style-name="P21">Type</text:p>
          </table:table-cell>
          <table:table-cell table:style-name="Table15.C1" office:value-type="string">
            <text:p text:style-name="P21">Comments</text:p>
          </table:table-cell>
        </table:table-row>
        <table:table-row table:style-name="Table15.1">
          <table:table-cell table:style-name="Table15.A2" office:value-type="string">
            <text:p text:style-name="P22">Physical/Logical</text:p>
          </table:table-cell>
          <table:table-cell table:style-name="Table15.B1" office:value-type="string">
            <text:p text:style-name="P26">Logical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1" office:value-type="string">
            <text:p text:style-name="P21">Statement Type</text:p>
          </table:table-cell>
          <table:table-cell table:style-name="Table15.B1" office:value-type="string">
            <text:p text:style-name="P21">Included</text:p>
          </table:table-cell>
          <table:table-cell table:style-name="Table15.C1" office:value-type="string">
            <text:p text:style-name="P21">Comments</text:p>
          </table:table-cell>
        </table:table-row>
        <table:table-row table:style-name="Table15.1">
          <table:table-cell table:style-name="Table15.A4" office:value-type="string">
            <text:p text:style-name="P22">Executable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4" office:value-type="string">
            <text:p text:style-name="P22">Nonexecutable: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4" office:value-type="string">
            <text:p text:style-name="P28">Declarations</text:p>
          </table:table-cell>
          <table:table-cell table:style-name="Table15.B1" office:value-type="string">
            <text:p text:style-name="P18"><text:span text:style-name="T12">Yes,Notes 3, 4</text:span>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4" office:value-type="string">
            <text:p text:style-name="P28">Compiler Directives</text:p>
          </table:table-cell>
          <table:table-cell table:style-name="Table15.B1" office:value-type="string">
            <text:p text:style-name="P18"><text:span text:style-name="T12">Yes, Note 4</text:span>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4" office:value-type="string">
            <text:p text:style-name="P28">Comments</text:p>
          </table:table-cell>
          <table:table-cell table:style-name="Table15.B1" office:value-type="string">
            <text:p text:style-name="P26">No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8">Blank lines</text:p>
          </table:table-cell>
          <table:table-cell table:style-name="Table15.B1" office:value-type="string">
            <text:p text:style-name="P26">No</text:p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2">Other elements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9"/>
          </table:table-cell>
          <table:table-cell table:style-name="Table15.B1" office:value-type="string">
            <text:p text:style-name="P23"/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9"/>
          </table:table-cell>
          <table:table-cell table:style-name="Table15.B1" office:value-type="string">
            <text:p text:style-name="P23"/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4"><text:s text:c="3"/></text:p>
          </table:table-cell>
          <table:table-cell table:style-name="Table15.B1" office:value-type="string">
            <text:p text:style-name="P23"/>
          </table:table-cell>
          <table:table-cell table:style-name="Table15.C1" office:value-type="string">
            <text:p text:style-name="P23"/>
          </table:table-cell>
        </table:table-row>
        <table:table-row table:style-name="Table15.1">
          <table:table-cell table:style-name="Table15.B1" office:value-type="string">
            <text:p text:style-name="P21">Clarifications</text:p>
          </table:table-cell>
          <table:table-cell table:style-name="Table15.B1" office:value-type="string">
            <text:p text:style-name="P23"/>
          </table:table-cell>
          <table:table-cell table:style-name="Table15.C1" office:value-type="string">
            <text:p text:style-name="P21">Examples/Cases</text:p>
          </table:table-cell>
        </table:table-row>
        <table:table-row table:style-name="Table15.1">
          <table:table-cell table:style-name="Table15.B1" office:value-type="string">
            <text:p text:style-name="P26">Empty statements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6"><text:span text:style-name="T13">“</text:span>;;”, lone ;’s, etc.</text:p>
          </table:table-cell>
        </table:table-row>
        <table:table-row table:style-name="Table15.1">
          <table:table-cell table:style-name="Table15.B1" office:value-type="string">
            <text:p text:style-name="P26">Begin...end</text:p>
          </table:table-cell>
          <table:table-cell table:style-name="Table15.B1" office:value-type="string">
            <text:p text:style-name="P26">note 1</text:p>
          </table:table-cell>
          <table:table-cell table:style-name="Table15.C1" office:value-type="string">
            <text:p text:style-name="P27"/>
          </table:table-cell>
        </table:table-row>
        <table:table-row table:style-name="Table15.1">
          <table:table-cell table:style-name="Table15.B1" office:value-type="string">
            <text:p text:style-name="P26">Expression evaluation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6">when used as sub program arguments</text:p>
          </table:table-cell>
        </table:table-row>
        <table:table-row table:style-name="Table15.1">
          <table:table-cell table:style-name="Table15.B1" office:value-type="string">
            <text:p text:style-name="P26">End symbols</text:p>
          </table:table-cell>
          <table:table-cell table:style-name="Table15.B1" office:value-type="string">
            <text:p text:style-name="P26">notes 1,2</text:p>
          </table:table-cell>
          <table:table-cell table:style-name="Table15.C1" office:value-type="string">
            <text:p text:style-name="P26">for terminating executable statements, declarations, bodies</text:p>
          </table:table-cell>
        </table:table-row>
        <table:table-row table:style-name="Table15.1">
          <table:table-cell table:style-name="Table15.B1" office:value-type="string">
            <text:p text:style-name="P26">Then, else, otherwise</text:p>
          </table:table-cell>
          <table:table-cell table:style-name="Table15.B1" office:value-type="string">
            <text:p text:style-name="P26">note 1</text:p>
          </table:table-cell>
          <table:table-cell table:style-name="Table15.C1" office:value-type="string">
            <text:p text:style-name="P27"/>
          </table:table-cell>
        </table:table-row>
        <table:table-row table:style-name="Table15.1">
          <table:table-cell table:style-name="Table15.B1" office:value-type="string">
            <text:p text:style-name="P26">Elseif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7"/>
          </table:table-cell>
        </table:table-row>
        <table:table-row table:style-name="Table15.1">
          <table:table-cell table:style-name="Table15.B1" office:value-type="string">
            <text:p text:style-name="P26">Keywords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6">procedure division, interface, implementation</text:p>
          </table:table-cell>
        </table:table-row>
        <table:table-row table:style-name="Table15.1">
          <table:table-cell table:style-name="Table15.B1" office:value-type="string">
            <text:p text:style-name="P26">Labels</text:p>
          </table:table-cell>
          <table:table-cell table:style-name="Table15.B1" office:value-type="string">
            <text:p text:style-name="P26">yes</text:p>
          </table:table-cell>
          <table:table-cell table:style-name="Table15.C1" office:value-type="string">
            <text:p text:style-name="P26">branch destinations when on separate lines</text:p>
          </table:table-cell>
        </table:table-row>
        <table:table-row table:style-name="Table15.1">
          <table:table-cell table:style-name="Table15.B1" office:value-type="string">
            <text:p text:style-name="P27"/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7"/>
          </table:table-cell>
        </table:table-row>
        <table:table-row table:style-name="Table15.1">
          <table:table-cell table:style-name="Table15.B1" office:value-type="string">
            <text:p text:style-name="P27"/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7"/>
          </table:table-cell>
        </table:table-row>
        <table:table-row table:style-name="Table15.1">
          <table:table-cell table:style-name="Table15.A2" office:value-type="string">
            <text:p text:style-name="P26">Note 1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18"><text:span text:style-name="T12">Count once every occurrence of the following key words: CASE, DO, ELSE, ENUM, FOR, IF, PRIVATE, PUBLIC, STRUCT, SWITCH, UNION, WHILE</text:span></text:p>
          </table:table-cell>
        </table:table-row>
        <table:table-row table:style-name="Table15.1">
          <table:table-cell table:style-name="Table15.A2" office:value-type="string">
            <text:p text:style-name="P26">Note 2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6">count once every occurrence of the following: ; , {} or };</text:p>
          </table:table-cell>
        </table:table-row>
        <table:table-row table:style-name="Table15.1">
          <table:table-cell table:style-name="Table15.B1" office:value-type="string">
            <text:p text:style-name="P26">Note 3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6">count each variable or parameter declaration</text:p>
          </table:table-cell>
        </table:table-row>
        <table:table-row table:style-name="Table15.1">
          <table:table-cell table:style-name="Table15.B1" office:value-type="string">
            <text:p text:style-name="P26">Note 4</text:p>
          </table:table-cell>
          <table:table-cell table:style-name="Table15.B1" office:value-type="string">
            <text:p text:style-name="P27"/>
          </table:table-cell>
          <table:table-cell table:style-name="Table15.C1" office:value-type="string">
            <text:p text:style-name="P26">count once each #define, #ifdef, #include, etc. statement</text:p>
          </table:table-cell>
        </table:table-row>
      </table:table>
      <text:p text:style-name="P13"/>
      <text:h text:style-name="Heading_20_3" text:outline-level="3">Example 3: another size counting standard</text:h>
      <text:p text:style-name="Block_20_line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Overview</text:p>
          </table:table-cell>
          <table:table-cell table:style-name="Table16.A1" office:value-type="string">
            <text:p text:style-name="Block_20_text">For this example standard, the class will select from among the following product categories.</text:p>
            <text:p text:style-name="Bullet_20_text_20_1"><text:span text:style-name="T5">•</text:span><text:tab/>documents</text:p>
            <text:p text:style-name="Bullet_20_text_20_1"><text:span text:style-name="T5">•</text:span><text:tab/>interface screens and forms</text:p>
            <text:p text:style-name="Bullet_20_text_20_1"><text:span text:style-name="T5">•</text:span><text:tab/>database program elements</text:p>
            <text:p text:style-name="Bullet_20_text_20_1"><text:span text:style-name="T5">•</text:span><text:tab/>maintenance fixes</text:p>
            <text:p text:style-name="Bullet_20_text_20_1"><text:span text:style-name="T5">•</text:span><text:tab/>any other requested category</text:p>
            <text:p text:style-name="Bullet_20_text_20_1"/>
            <text:p text:style-name="Block_20_text">We’ll then walk through developing the selected size counting standard. <text:s/></text:p>
          </table:table-cell>
        </table:table-row>
      </table:table>
      <text:p text:style-name="Block_20_line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Completing the standard</text:p>
          </table:table-cell>
          <table:table-cell table:style-name="Table17.A1" office:value-type="string">
            <text:p text:style-name="Bullet_20_text_20_1">We’ll then walk through the completion of the standard as a class exercise.</text:p>
          </table:table-cell>
        </table:table-row>
      </table:table>
      <text:p text:style-name="Continued_20_on_20_next_20_page">Continued on next page</text:p>
      <text:p text:style-name="P17">Size Counting Standard Template</text:p>
      <text:p text:style-name="P11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9">Definition Name:</text:p>
          </table:table-cell>
          <table:table-cell table:style-name="Table18.B1" office:value-type="string">
            <text:p text:style-name="P20"/>
          </table:table-cell>
          <table:table-cell table:style-name="Table18.A1" office:value-type="string">
            <text:p text:style-name="P19">Language:</text:p>
          </table:table-cell>
          <table:table-cell table:style-name="Table18.B1" office:value-type="string">
            <text:p text:style-name="P20"/>
          </table:table-cell>
        </table:table-row>
        <table:table-row table:style-name="Table18.1">
          <table:table-cell table:style-name="Table18.A1" office:value-type="string">
            <text:p text:style-name="P19">Author:</text:p>
          </table:table-cell>
          <table:table-cell table:style-name="Table18.B2" office:value-type="string">
            <text:p text:style-name="P20"/>
          </table:table-cell>
          <table:table-cell table:style-name="Table18.A1" office:value-type="string">
            <text:p text:style-name="P19">Date:</text:p>
          </table:table-cell>
          <table:table-cell table:style-name="Table18.B2" office:value-type="string">
            <text:p text:style-name="P20"/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1">Count Type</text:p>
          </table:table-cell>
          <table:table-cell table:style-name="Table19.B1" office:value-type="string">
            <text:p text:style-name="P21">Type</text:p>
          </table:table-cell>
          <table:table-cell table:style-name="Table19.C1" office:value-type="string">
            <text:p text:style-name="P21">Comments</text:p>
          </table:table-cell>
        </table:table-row>
        <table:table-row table:style-name="Table19.1">
          <table:table-cell table:style-name="Table19.A2" office:value-type="string">
            <text:p text:style-name="P22">Physical/Logical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1" office:value-type="string">
            <text:p text:style-name="P21">Statement Type</text:p>
          </table:table-cell>
          <table:table-cell table:style-name="Table19.B1" office:value-type="string">
            <text:p text:style-name="P21">Included</text:p>
          </table:table-cell>
          <table:table-cell table:style-name="Table19.C1" office:value-type="string">
            <text:p text:style-name="P21">Comments</text:p>
          </table:table-cell>
        </table:table-row>
        <table:table-row table:style-name="Table19.1">
          <table:table-cell table:style-name="Table19.A4" office:value-type="string">
            <text:p text:style-name="P22">Executable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4" office:value-type="string">
            <text:p text:style-name="P22">Nonexecutable: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4" office:value-type="string">
            <text:p text:style-name="P28">Declaration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4" office:value-type="string">
            <text:p text:style-name="P28">Compiler Directive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4" office:value-type="string">
            <text:p text:style-name="P28">Comment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8">Blank line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2">Other element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9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4"><text:s text:c="3"/>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1">Clarifications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1">Examples/Cases</text:p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B1" office:value-type="string">
            <text:p text:style-name="P23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  <table:table-row table:style-name="Table19.1">
          <table:table-cell table:style-name="Table19.A2" office:value-type="string">
            <text:p text:style-name="P22">Note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  <text:p text:style-name="P22"/>
          </table:table-cell>
        </table:table-row>
        <text:soft-page-break/>
        <table:table-row table:style-name="Table19.1">
          <table:table-cell table:style-name="Table19.A2" office:value-type="string">
            <text:p text:style-name="P22">Note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  <text:p text:style-name="P22"/>
          </table:table-cell>
        </table:table-row>
        <table:table-row table:style-name="Table19.1">
          <table:table-cell table:style-name="Table19.B1" office:value-type="string">
            <text:p text:style-name="P22">Note</text:p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  <text:p text:style-name="P22"/>
          </table:table-cell>
        </table:table-row>
        <table:table-row table:style-name="Table19.1">
          <table:table-cell table:style-name="Table19.B1" office:value-type="string">
            <text:p text:style-name="P22">Note</text:p>
            <text:p text:style-name="P22"/>
          </table:table-cell>
          <table:table-cell table:style-name="Table19.B1" office:value-type="string">
            <text:p text:style-name="P23"/>
          </table:table-cell>
          <table:table-cell table:style-name="Table19.C1" office:value-type="string">
            <text:p text:style-name="P23"/>
          </table:table-cell>
        </table:table-row>
      </table:table>
      <text:p text:style-name="P13"/>
      <text:p text:style-name="P13"/>
      <text:h text:style-name="Heading_20_3" text:outline-level="3">Evaluation criteria and suggestions</text:h>
      <text:p text:style-name="Block_20_line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h text:style-name="P7" text:outline-level="4">Evaluation criteria</text:h>
          </table:table-cell>
          <table:table-cell table:style-name="Table20.A1" office:value-type="string">
            <text:p text:style-name="P2">Your standard must be</text:p>
            <text:p text:style-name="Table_20_bullets_20_1"><text:span text:style-name="T5">•</text:span><text:tab/>complete</text:p>
            <text:p text:style-name="Table_20_bullets_20_1"><text:span text:style-name="T5">•</text:span><text:tab/>legible</text:p>
          </table:table-cell>
        </table:table-row>
      </table:table>
      <text:p text:style-name="Block_20_line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h text:style-name="P7" text:outline-level="4">Suggestions</text:h>
          </table:table-cell>
          <table:table-cell table:style-name="Table21.A1" office:value-type="string">
            <text:p text:style-name="Block_20_text">Keep your standards simple and short.</text:p>
            <text:p text:style-name="Block_20_text"/>
            <text:p text:style-name="Block_20_text">Do not hesitate to copy or build on the PSP materials.</text:p>
          </table:table-cell>
        </table:table-row>
      </table:table>
      <text:p text:style-name="Block_20_line"/>
      <text:h text:style-name="Heading_20_3" text:outline-level="3"><text:span text:style-name="T14">Size</text:span> Counting Standard Template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19">Definition Name:</text:p>
          </table:table-cell>
          <table:table-cell table:style-name="Table22.B1" office:value-type="string">
            <text:p text:style-name="P20"/>
          </table:table-cell>
          <table:table-cell table:style-name="Table22.A1" office:value-type="string">
            <text:p text:style-name="P19">Language:</text:p>
          </table:table-cell>
          <table:table-cell table:style-name="Table22.B1" office:value-type="string">
            <text:p text:style-name="P20"/>
          </table:table-cell>
        </table:table-row>
        <table:table-row table:style-name="Table22.1">
          <table:table-cell table:style-name="Table22.A1" office:value-type="string">
            <text:p text:style-name="P19">Author:</text:p>
          </table:table-cell>
          <table:table-cell table:style-name="Table22.B2" office:value-type="string">
            <text:p text:style-name="P20"/>
          </table:table-cell>
          <table:table-cell table:style-name="Table22.A1" office:value-type="string">
            <text:p text:style-name="P19">Date:</text:p>
          </table:table-cell>
          <table:table-cell table:style-name="Table22.B2" office:value-type="string">
            <text:p text:style-name="P20"/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1">Count Type</text:p>
          </table:table-cell>
          <table:table-cell table:style-name="Table23.B1" office:value-type="string">
            <text:p text:style-name="P21">Type</text:p>
          </table:table-cell>
          <table:table-cell table:style-name="Table23.C1" office:value-type="string">
            <text:p text:style-name="P21">Comments</text:p>
          </table:table-cell>
        </table:table-row>
        <table:table-row table:style-name="Table23.1">
          <table:table-cell table:style-name="Table23.A2" office:value-type="string">
            <text:p text:style-name="P22">Physical/Logical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1" office:value-type="string">
            <text:p text:style-name="P21">Statement Type</text:p>
          </table:table-cell>
          <table:table-cell table:style-name="Table23.B1" office:value-type="string">
            <text:p text:style-name="P21">Included</text:p>
          </table:table-cell>
          <table:table-cell table:style-name="Table23.C1" office:value-type="string">
            <text:p text:style-name="P21">Comments</text:p>
          </table:table-cell>
        </table:table-row>
        <table:table-row table:style-name="Table23.1">
          <table:table-cell table:style-name="Table23.A4" office:value-type="string">
            <text:p text:style-name="P22">Executable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4" office:value-type="string">
            <text:p text:style-name="P22">Nonexecutable: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4" office:value-type="string">
            <text:p text:style-name="P28">Declaration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4" office:value-type="string">
            <text:p text:style-name="P28">Compiler Directive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4" office:value-type="string">
            <text:p text:style-name="P28">Comment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8">Blank line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2">Other element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9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9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4"><text:s text:c="3"/>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1" office:value-type="string">
            <text:p text:style-name="P21">Clarifications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1">Examples/Cases</text:p>
          </table:table-cell>
        </table:table-row>
        <table:table-row table:style-name="Table23.1">
          <table:table-cell table:style-name="Table23.A2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  <table:table-row table:style-name="Table23.1">
          <table:table-cell table:style-name="Table23.A2" office:value-type="string">
            <text:p text:style-name="P22">Note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  <text:p text:style-name="P22"/>
          </table:table-cell>
        </table:table-row>
        <table:table-row table:style-name="Table23.1">
          <table:table-cell table:style-name="Table23.A4" office:value-type="string">
            <text:p text:style-name="P22">Note</text:p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  <text:p text:style-name="P22"/>
          </table:table-cell>
        </table:table-row>
        <table:table-row table:style-name="Table23.1">
          <table:table-cell table:style-name="Table23.A2" office:value-type="string">
            <text:p text:style-name="P22">Note</text:p>
            <text:p text:style-name="P22"/>
          </table:table-cell>
          <table:table-cell table:style-name="Table23.B1" office:value-type="string">
            <text:p text:style-name="P23"/>
          </table:table-cell>
          <table:table-cell table:style-name="Table23.C1" office:value-type="string">
            <text:p text:style-name="P2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Block_20_text" style:display-name="Block text" style:family="paragraph" style:parent-style-name="Standard"/>
    <style:style style:name="Block_20_line" style:display-name="Block line" style:family="paragraph" style:parent-style-name="Block_20_text" style:next-style-name="Heading_20_4">
      <style:paragraph-properties fo:margin-left="1.3752in" fo:margin-right="0.0693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/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1252in" fo:margin-right="0in" fo:text-indent="-0.1252in" style:auto-text-indent="false" fo:keep-with-next="always"/>
    </style:style>
    <style:style style:name="Memo_20_line" style:display-name="Memo line" style:family="paragraph" style:parent-style-name="Block_20_line" style:next-style-name="Block_20_label">
      <style:paragraph-properties fo:margin-left="0in" fo:margin-right="0.0693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1.8055in" fo:margin-right="0in" fo:text-indent="-0.1252in" style:auto-text-indent="false"/>
    </style:style>
    <style:style style:name="Figure" style:family="paragraph" style:parent-style-name="Standard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Normal_20__2b__20__28_Latin_29__20_Comic_20_Sans_20_MS" style:display-name="Normal + (Latin) Comic Sans MS" style:family="paragraph" style:parent-style-name="Standard">
      <style:text-properties fo:color="#000000" style:font-name="Comic Sans MS" fo:font-family="'Comic Sans MS'" style:font-family-generic="script" style:font-pitch="variable" fo:font-weight="bold" style:font-weight-asian="bold" style:font-name-complex="Helvetica" style:font-family-complex="Helvetica" style:font-family-generic-complex="swiss" style:font-pitch-complex="variable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name-asian="Times" style:font-family-asian="Times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00" style:font-name="Symbol" fo:font-family="Symbol" style:font-family-generic="roman" style:font-pitch="variable" style:font-name-asian="Times" style:font-family-asian="Times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Symbol" fo:font-size="10pt" style:font-name-asian="Symbol" style:font-size-asian="10pt" style:font-name-complex="Symbol"/>
    </style:style>
    <style:style style:name="MT3" style:family="text">
      <style:text-properties style:font-name="New Century Schlbk" fo:font-size="10pt" style:font-name-asian="Symbol" style:font-size-asian="10pt" style:font-name-complex="New Century Schlbk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Size Counting Standard <text:s text:c="7"/>January 2006<text:tab/></text:span><text:span text:style-name="MT1"><text:page-number style:num-format="1" text:select-page="current">12</text:page-number></text:span><text:span text:style-name="MT1"><text:tab/></text:span><text:span text:style-name="MT2"></text:span><text:span text:style-name="MT3"> 2006 by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18T21:55:00</meta:creation-date>
    <dc:date>2017-03-16T12:25:02.260927650</dc:date>
    <meta:print-date>2006-01-03T11:46:00</meta:print-date>
    <meta:editing-cycles>34</meta:editing-cycles>
    <meta:editing-duration>PT3H25M50S</meta:editing-duration>
    <meta:document-statistic meta:table-count="23" meta:image-count="1" meta:object-count="0" meta:page-count="12" meta:paragraph-count="287" meta:word-count="991" meta:character-count="6232" meta:non-whitespace-character-count="5484"/>
    <meta:generator>LibreOffice/5.2.6.2$Linux_X86_64 LibreOffice_project/20$Build-2</meta:generator>
  </office:meta>
</office:document-meta>
</file>